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kochany</text:span><text:span text:style-name="T1"><text:line-break/></text:span><text:span text:style-name="T2">ppp</text:span><text:span text:style-name="T1"><text:line-break/></text:span><text:span text:style-name="T1">z moim grzechem,</text:span><text:span text:style-name="T1"><text:line-break/></text:span><text:span text:style-name="T2">ppp</text:span><text:span text:style-name="T1"><text:line-break/></text:span><text:span text:style-name="T1">jestem kochany</text:span><text:span text:style-name="T1"><text:line-break/></text:span><text:span text:style-name="T2">ppp</text:span><text:span text:style-name="T1"><text:line-break/></text:span><text:span text:style-name="T1">z mą słabością.</text:span><text:span text:style-name="T1"><text:line-break/></text:span><text:span text:style-name="T2">ppp</text:span><text:span text:style-name="T1"><text:line-break/></text:span><text:span text:style-name="T1">Za darmo ukochał mnie Pan,</text:span><text:span text:style-name="T1"><text:line-break/></text:span><text:span text:style-name="T2">ppp</text:span><text:span text:style-name="T1"><text:line-break/></text:span><text:span text:style-name="T1">umarł za mnie </text:span><text:span text:style-name="T1"><text:line-break/></text:span><text:span text:style-name="T2">ppp</text:span><text:span text:style-name="T1"><text:line-break/></text:span><text:span text:style-name="T1">i zmartwychwstał, abym ży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Byłem umarły</text:span><text:span text:style-name="T1"><text:line-break/></text:span><text:span text:style-name="T1">w moich grzechach</text:span><text:span text:style-name="T1"><text:line-break/></text:span><text:span text:style-name="T1">Żyjąc według</text:span><text:span text:style-name="T1"><text:line-break/></text:span><text:span text:style-name="T1">sposobu </text:span><text:span text:style-name="T1">tego świata</text:span><text:span text:style-name="T1"><text:line-break/></text:span><text:span text:style-name="T1">Według Ducha,</text:span><text:span text:style-name="T1"><text:line-break/></text:span><text:span text:style-name="T1">który działa w synach buntu</text:span><text:span text:style-name="T1"><text:line-break/></text:span><text:span text:style-name="T1">Postępując</text:span><text:span text:style-name="T1"><text:line-break/></text:span><text:span text:style-name="T1">według żądz mego cia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pełniałem zachcianki</text:span><text:span text:style-name="T1"><text:line-break/></text:span><text:span text:style-name="T1">myśli zdrożnych</text:span><text:span text:style-name="T1"><text:line-break/></text:span><text:span text:style-name="T1">Z natury zasłużyłem na gniew,</text:span><text:span text:style-name="T1"><text:line-break/></text:span><text:span text:style-name="T1">A Bóg</text:span><text:span text:style-name="T1"><text:line-break/></text:span><text:span text:style-name="T1">przez wielką swą miłość</text:span><text:span text:style-name="T1"><text:line-break/></text:span><text:span text:style-name="T1"><text:line-break/></text:span><text:span text:style-name="T1">Z Chrystusem przywrócił</text:span><text:span text:style-name="T1"><text:line-break/></text:span><text:span text:style-name="T1">mnie do życi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m kochany</text:span><text:span text:style-name="T1"><text:line-break/></text:span><text:span text:style-name="T2">ppp</text:span><text:span text:style-name="T1"><text:line-break/></text:span><text:span text:style-name="T1">z moim grzechem,</text:span><text:span text:style-name="T1"><text:line-break/></text:span><text:span text:style-name="T2">ppp</text:span><text:span text:style-name="T1"><text:line-break/></text:span><text:span text:style-name="T1">jestem kochany</text:span><text:span text:style-name="T1"><text:line-break/></text:span><text:span text:style-name="T2">ppp</text:span><text:span text:style-name="T1"><text:line-break/></text:span><text:span text:style-name="T1">z mą słabością.</text:span><text:span text:style-name="T1"><text:line-break/></text:span><text:span text:style-name="T2">ppp</text:span><text:span text:style-name="T1"><text:line-break/></text:span><text:span text:style-name="T1">Za darmo ukochał mnie Pan,</text:span><text:span text:style-name="T1"><text:line-break/></text:span><text:span text:style-name="T2">ppp</text:span><text:span text:style-name="T1"><text:line-break/></text:span><text:span text:style-name="T1">umarł za mnie </text:span><text:span text:style-name="T1"><text:line-break/></text:span><text:span text:style-name="T2">ppp</text:span><text:span text:style-name="T1"><text:line-break/></text:span><text:span text:style-name="T1">i zmartwychwstał, abym ży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2. Umiłował mnie,</text:span><text:span text:style-name="T1"><text:line-break/></text:span><text:span text:style-name="T1">gdy byłem umarły</text:span><text:span text:style-name="T1"><text:line-break/></text:span><text:span text:style-name="T1">Nic ode mnie,</text:span><text:span text:style-name="T1"><text:line-break/></text:span><text:span text:style-name="T1">lecz wszystko </text:span><text:span text:style-name="T1">darem Boga</text:span><text:span text:style-name="T1"><text:line-break/></text:span><text:span text:style-name="T1">Nie z uczynków,</text:span><text:span text:style-name="T1"><text:line-break/></text:span><text:span text:style-name="T1">abym się nie chlubił</text:span><text:span text:style-name="T1"><text:line-break/></text:span><text:span text:style-name="T1">Będąc obcym</text:span><text:span text:style-name="T1"><text:line-break/></text:span><text:span text:style-name="T1">w społeczności Izra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ez udziału</text:span><text:span text:style-name="T1"><text:line-break/></text:span><text:span text:style-name="T2">ppp</text:span><text:span text:style-name="T1"><text:line-break/></text:span><text:span text:style-name="T1">w przymierzach obietnicy</text:span><text:span text:style-name="T1"><text:line-break/></text:span><text:span text:style-name="T2">ppp</text:span><text:span text:style-name="T1"><text:line-break/></text:span><text:span text:style-name="T1">Przez Krew Pana</text:span><text:span text:style-name="T1"><text:line-break/></text:span><text:span text:style-name="T2">ppp</text:span><text:span text:style-name="T1"><text:line-break/></text:span><text:span text:style-name="T1">stałem się bliski</text:span><text:span text:style-name="T1"><text:line-break/></text:span><text:span text:style-name="T1"><text:line-break/></text:span><text:span text:style-name="T2">ppp</text:span><text:span text:style-name="T1"><text:line-break/></text:span><text:span text:style-name="T1">I zbawiony poprzez</text:span><text:span text:style-name="T1"><text:line-break/></text:span><text:span text:style-name="T2">ppp</text:span><text:span text:style-name="T1"><text:line-break/></text:span><text:span text:style-name="T1">Jego łaskę /x2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m kochany</text:span><text:span text:style-name="T1"><text:line-break/></text:span><text:span text:style-name="T2">ppp</text:span><text:span text:style-name="T1"><text:line-break/></text:span><text:span text:style-name="T1">z moim grzechem,</text:span><text:span text:style-name="T1"><text:line-break/></text:span><text:span text:style-name="T2">ppp</text:span><text:span text:style-name="T1"><text:line-break/></text:span><text:span text:style-name="T1">jestem kochany</text:span><text:span text:style-name="T1"><text:line-break/></text:span><text:span text:style-name="T2">ppp</text:span><text:span text:style-name="T1"><text:line-break/></text:span><text:span text:style-name="T1">z mą słabością.</text:span><text:span text:style-name="T1"><text:line-break/></text:span><text:span text:style-name="T2">ppp</text:span><text:span text:style-name="T1"><text:line-break/></text:span><text:span text:style-name="T1">Za darmo ukochał mnie Pan,</text:span><text:span text:style-name="T1"><text:line-break/></text:span><text:span text:style-name="T2">ppp</text:span><text:span text:style-name="T1"><text:line-break/></text:span><text:span text:style-name="T1">umarł za mnie </text:span><text:span text:style-name="T1"><text:line-break/></text:span><text:span text:style-name="T2">ppp</text:span><text:span text:style-name="T1"><text:line-break/></text:span><text:span text:style-name="T1">i zmartwychwstał, abym ży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23:05:05</meta:creation-date>
    <dc:creator>Rafał Talacha</dc:creator>
    <dc:date>2009-01-13T10:45:30</dc:date>
    <dc:language>pl-PL</dc:language>
    <meta:editing-cycles>6</meta:editing-cycles>
    <meta:editing-duration>PT13M4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